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be9f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3" style:family="table-cell" style:parent-style-name="Default" style:data-style-name="N100">
      <style:table-cell-properties fo:background-color="#50fa7b" style:text-align-source="fix" style:repeat-content="false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3" style:family="table-cell" style:parent-style-name="Default" style:data-style-name="N100">
      <style:table-cell-properties fo:background-color="#8be9f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0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3" style:family="table-cell" style:parent-style-name="consumable" style:data-style-name="N100">
      <style:table-cell-properties fo:background-color="transparent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4" style:family="table-cell" style:parent-style-name="Default" style:data-style-name="N121">
      <style:table-cell-properties fo:background-color="#8be9fd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5" style:family="table-cell" style:parent-style-name="Default" style:data-style-name="N121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7" style:family="table-cell" style:parent-style-name="Default" style:data-style-name="N100">
      <style:table-cell-properties fo:background-color="#8be9fd" fo:border="0.74pt solid #000000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8" style:family="table-cell" style:parent-style-name="Default" style:data-style-name="N100">
      <style:table-cell-properties fo:background-color="transparent" fo:border="0.74pt solid #000000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20"/>
        <table:table-column table:style-name="co1" table:number-columns-repeated="3" table:default-cell-style-name="ce5"/>
        <table:table-column table:style-name="co1" table:number-columns-repeated="5" table:default-cell-style-name="ce25"/>
        <table:table-column table:style-name="co1" table:number-columns-repeated="1011" table:default-cell-style-name="ce5"/>
        <table:table-column table:style-name="co1" table:number-columns-repeated="2" table:default-cell-style-name="ce28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NAME</text:p>
          </table:table-cell>
          <table:table-cell table:style-name="ce13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CONSUMABLE</text:p>
          </table:table-cell>
          <table:table-cell table:style-name="ce1" office:value-type="string" calcext:value-type="string">
            <text:p>STACKABLE</text:p>
          </table:table-cell>
          <table:table-cell table:style-name="ce24" office:value-type="string" calcext:value-type="string">
            <text:p>STR</text:p>
          </table:table-cell>
          <table:table-cell table:style-name="ce24" office:value-type="string" calcext:value-type="string">
            <text:p>DEX</text:p>
          </table:table-cell>
          <table:table-cell table:style-name="ce24" office:value-type="string" calcext:value-type="string">
            <text:p>CONST</text:p>
          </table:table-cell>
          <table:table-cell table:style-name="ce24" office:value-type="string" calcext:value-type="string">
            <text:p>INT</text:p>
          </table:table-cell>
          <table:table-cell table:style-name="ce24" office:value-type="string" calcext:value-type="string">
            <text:p>WIS</text:p>
          </table:table-cell>
          <table:table-cell table:style-name="ce1" office:value-type="string" calcext:value-type="string">
            <text:p>SKILL</text:p>
          </table:table-cell>
          <table:table-cell table:style-name="ce1" table:number-columns-repeated="1010"/>
          <table:table-cell table:style-name="ce27" table:number-columns-repeated="2"/>
        </table:table-row>
        <table:table-row table:style-name="ro1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longswor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x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ow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agg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taff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ield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ring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earring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elmet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glove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oot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table:number-columns-repeated="2" office:value-type="string" calcext:value-type="string">
            <text:p>armor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legs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cap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belt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shoulders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necklac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19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or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2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run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5"/>
          <table:table-cell office:value-type="string" calcext:value-type="string">
            <text:p>SPELL_000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3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SPELL_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TEM_00024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consumable</text:p>
          </table:table-cell>
          <table:table-cell office:value-type="string" calcext:value-type="string">
            <text:p>potio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SPELL_00001</text:p>
          </table:table-cell>
          <table:table-cell table:number-columns-repeated="1012"/>
        </table:table-row>
        <table:table-row table:style-name="ro1">
          <table:table-cell table:number-columns-repeated="12"/>
          <table:table-cell table:style-name="ce22" table:number-columns-repeated="1010"/>
          <table:table-cell table:number-columns-repeated="2"/>
        </table:table-row>
        <table:table-row table:style-name="ro1">
          <table:table-cell table:number-columns-repeated="2"/>
          <table:table-cell table:style-name="ce21"/>
          <table:table-cell table:style-name="ce22"/>
          <table:table-cell table:number-columns-repeated="8"/>
          <table:table-cell table:style-name="ce22" table:number-columns-repeated="1010"/>
          <table:table-cell table:number-columns-repeated="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weapon" calcext:value="=&quot;weapon&quot;" calcext:base-cell-address="Sheet1.C1"/>
            <calcext:condition calcext:apply-style-name="armor" calcext:value="=&quot;armor&quot;" calcext:base-cell-address="Sheet1.C1"/>
            <calcext:condition calcext:apply-style-name="jewelry" calcext:value="=&quot;jewelry&quot;" calcext:base-cell-address="Sheet1.C1"/>
            <calcext:condition calcext:apply-style-name="ammunition" calcext:value="=&quot;ammunition&quot;" calcext:base-cell-address="Sheet1.C1"/>
            <calcext:condition calcext:apply-style-name="amulet" calcext:value="=&quot;amulet&quot;" calcext:base-cell-address="Sheet1.C1"/>
            <calcext:condition calcext:apply-style-name="tool" calcext:value="=&quot;tool&quot;" calcext:base-cell-address="Sheet1.C1"/>
            <calcext:condition calcext:apply-style-name="consumable" calcext:value="=&quot;consumable&quot;" calcext:base-cell-address="Sheet1.C1"/>
          </calcext:conditional-format>
          <calcext:conditional-format calcext:target-range-address="Sheet1.A1:Sheet1.AMJ1048576">
            <calcext:condition calcext:apply-style-name="Footnote" calcext:value="=&quot;null&quot;" calcext:base-cell-address="Sheet1.A1"/>
            <calcext:condition calcext:apply-style-name="Good" calcext:value="=&quot;true&quot;" calcext:base-cell-address="Sheet1.A1"/>
            <calcext:condition calcext:apply-style-name="Bad" calcext:value="=&quot;fal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eapon" style:family="table-cell" style:parent-style-name="TYPE" style:data-style-name="N0">
      <style:table-cell-properties fo:background-color="#e40072" style:text-align-source="fix" style:repeat-content="false" fo:border="0.74pt solid #000000"/>
      <style:paragraph-properties fo:text-align="center" fo:margin-left="0in"/>
    </style:style>
    <style:style style:name="armor" style:family="table-cell" style:parent-style-name="TYPE">
      <style:table-cell-properties fo:background-color="#00e472"/>
    </style:style>
    <style:style style:name="jewelry" style:family="table-cell" style:parent-style-name="TYPE">
      <style:table-cell-properties fo:background-color="#72e400"/>
    </style:style>
    <style:style style:name="amulet" style:family="table-cell" style:parent-style-name="TYPE">
      <style:table-cell-properties fo:background-color="#0000b0"/>
    </style:style>
    <style:style style:name="TYPE" style:family="table-cell" style:parent-style-name="Default"/>
    <style:style style:name="tool" style:family="table-cell" style:parent-style-name="TYPE">
      <style:table-cell-properties fo:background-color="#ffff00"/>
    </style:style>
    <style:style style:name="ammunition" style:family="table-cell" style:parent-style-name="TYPE">
      <style:table-cell-properties fo:background-color="#b400b4"/>
    </style:style>
    <style:style style:name="consumable" style:family="table-cell" style:parent-style-name="TYPE">
      <style:table-cell-properties fo:background-color="#e472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8:40:09.835064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6-12T18:49:13.588050125</dc:date>
    <meta:editing-duration>PT1H31M</meta:editing-duration>
    <meta:editing-cycles>33</meta:editing-cycles>
    <meta:generator>LibreOffice/7.1.3.2$Linux_X86_64 LibreOffice_project/10$Build-2</meta:generator>
    <meta:document-statistic meta:table-count="1" meta:cell-count="261" meta:object-count="0"/>
  </office:meta>
</office:document-meta>
</file>